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14" style:family="graphic" style:parent-style-name="standard">
      <style:graphic-properties draw:stroke="none" svg:stroke-color="#000000" draw:fill="none" draw:fill-color="#ffffff" fo:min-height="11.708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159cm" svg:x="4.81cm" svg:y="11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.159cm" svg:x="4.81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921cm" svg:height="3.302cm" svg:x="13.065cm" svg:y="5.44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xml:id="id4" draw:id="id4" draw:layer="layout" svg:x1="9.001cm" svg:y1="3.794cm" svg:x2="14.208cm" svg:y2="2.842cm" draw:start-shape="id1" draw:end-shape="id2" draw:end-glue-point="6" svg:d="M9001 3794h2603v-952h2604" svg:viewBox="0 0 5208 953">
          <text:p/>
        </draw:connector>
        <draw:connector draw:style-name="gr3" draw:text-style-name="P1" draw:layer="layout" svg:x1="13.065cm" svg:y1="7.096cm" svg:x2="11.604cm" svg:y2="3.318cm" draw:start-shape="id3" draw:start-glue-point="6" draw:end-shape="id4" draw:end-glue-point="0" svg:d="M13065 7096h-1461v-3778" svg:viewBox="0 0 1462 3779">
          <text:p/>
        </draw:connector>
        <draw:frame draw:style-name="gr4" draw:text-style-name="P2" draw:layer="layout" svg:width="9.652cm" svg:height="1.266cm" svg:x="5.191cm" svg:y="1.004cm">
          <draw:text-box>
            <text:p><text:span text:style-name="T1">FARM LAND ARCHITECTURE</text:span></text:p>
          </draw:text-box>
        </draw:frame>
        <draw:custom-shape draw:style-name="gr5" draw:text-style-name="P1" xml:id="id5" draw:id="id5" draw:layer="layout" svg:width="2.54cm" svg:height="1.143cm" svg:x="1.889cm" svg:y="7.604cm">
          <text:p text:style-name="P1">RS48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59cm" svg:y1="7.604cm" svg:x2="6.08cm" svg:y2="5.445cm" draw:start-shape="id5" draw:start-glue-point="0" draw:end-shape="id6" svg:d="M3159 7604v-1080h2921v-1079" svg:viewBox="0 0 2922 2160">
          <text:p/>
        </draw:connector>
        <draw:custom-shape draw:style-name="gr5" draw:text-style-name="P1" xml:id="id9" draw:id="id9" draw:layer="layout" svg:width="2.54cm" svg:height="1.143cm" svg:x="5.064cm" svg:y="9.509cm">
          <text:p text:style-name="P1">RS4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2.54cm" svg:height="1.143cm" svg:x="5.064cm" svg:y="11.795cm">
          <text:p text:style-name="P1">RS48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59cm" svg:y1="8.747cm" svg:x2="4.937cm" svg:y2="18.97cm" draw:start-shape="id5" draw:start-glue-point="2" draw:end-shape="id7" draw:end-glue-point="3" svg:d="M3159 8747v10223h1778" svg:viewBox="0 0 1779 10224">
          <text:p/>
        </draw:connector>
        <draw:connector draw:style-name="gr3" draw:text-style-name="P1" draw:layer="layout" svg:x1="5.064cm" svg:y1="12.366cm" svg:x2="3.168cm" svg:y2="12.359cm" draw:start-shape="id8" draw:start-glue-point="3" svg:d="M5064 12366h-1198v-7h-698" svg:viewBox="0 0 1897 8">
          <text:p/>
        </draw:connector>
        <draw:connector draw:style-name="gr3" draw:text-style-name="P1" draw:layer="layout" svg:x1="5.064cm" svg:y1="10.08cm" svg:x2="3.168cm" svg:y2="10.061cm" draw:start-shape="id9" draw:start-glue-point="3" svg:d="M5064 10080h-1198v-19h-698" svg:viewBox="0 0 1897 20">
          <text:p/>
        </draw:connector>
        <draw:frame draw:style-name="gr6" draw:layer="layout" svg:width="9.017cm" svg:height="0.962cm" draw:transform="rotate (1.5707963267949) translate (1.943cm 18.018cm)">
          <draw:text-box>
            <text:p>up to 2000m; up to 40 devices</text:p>
          </draw:text-box>
        </draw:frame>
        <draw:line draw:style-name="gr7" draw:text-style-name="P1" draw:layer="layout" svg:x1="6.608cm" svg:y1="14.208cm" svg:x2="6.588cm" svg:y2="17.51cm">
          <text:p/>
        </draw:line>
        <draw:g>
          <draw:custom-shape draw:style-name="gr2" draw:text-style-name="P1" xml:id="id2" draw:id="id2" draw:layer="layout" svg:width="6.223cm" svg:height="2.159cm" svg:x="14.208cm" svg:y="1.762cm">
            <text:p text:style-name="P1">Clou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1.778cm" svg:height="0.962cm" svg:x="12.43cm" svg:y="1.943cm">
            <draw:text-box>
              <text:p>mqtt</text:p>
            </draw:text-box>
          </draw:frame>
        </draw:g>
        <draw:g>
          <draw:custom-shape draw:style-name="gr1" draw:text-style-name="P1" draw:layer="layout" svg:width="4.064cm" svg:height="5.08cm" svg:x="4.683cm" svg:y="18.14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" draw:text-style-name="P1" xml:id="id7" draw:id="id7" draw:layer="layout" svg:width="2.54cm" svg:height="1.143cm" svg:x="4.937cm" svg:y="18.399cm">
            <text:p text:style-name="P1">RS485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4.683cm" svg:y1="21.32cm" svg:x2="8.747cm" svg:y2="21.32cm">
            <text:p/>
          </draw:line>
          <draw:frame draw:style-name="gr8" draw:text-style-name="P1" draw:layer="layout" svg:width="4.191cm" svg:height="1.673cm" svg:x="4.683cm" svg:y="19.542cm">
            <draw:text-box>
              <text:p text:style-name="P1">uC like AVR8</text:p>
              <text:p text:style-name="P1"><text:s/>or STM8</text:p>
            </draw:text-box>
          </draw:frame>
          <draw:frame draw:style-name="gr10" draw:text-style-name="P1" draw:layer="layout" svg:width="3.937cm" svg:height="1.673cm" svg:x="4.683cm" svg:y="21.447cm">
            <draw:text-box>
              <text:p text:style-name="P1">any sensors &amp; controls</text:p>
            </draw:text-box>
          </draw:frame>
        </draw:g>
        <draw:g xml:id="id10" draw:id="id10">
          <draw:custom-shape draw:style-name="gr2" draw:text-style-name="P1" draw:layer="layout" svg:width="4.445cm" svg:height="2.54cm" svg:x="12.557cm" svg:y="13.319cm">
            <text:p text:style-name="P1">Wireless net</text:p>
            <text:p text:style-name="P1">(like ZigBee)</text:p>
            <draw:enhanced-geometry svg:viewBox="0 0 21600 21600" draw:type="rectangle" draw:enhanced-path="M 0 0 L 21600 0 21600 21600 0 21600 0 0 Z N"/>
          </draw:custom-shape>
          <draw:g>
            <draw:line draw:style-name="gr9" draw:text-style-name="P1" draw:layer="layout" svg:x1="17.002cm" svg:y1="14.589cm" svg:x2="18.653cm" svg:y2="14.589cm">
              <text:p/>
            </draw:line>
            <draw:line draw:style-name="gr9" draw:text-style-name="P1" draw:layer="layout" svg:x1="18.653cm" svg:y1="14.589cm" svg:x2="18.653cm" svg:y2="12.684cm">
              <text:p/>
            </draw:line>
            <draw:line draw:style-name="gr9" draw:text-style-name="P1" draw:layer="layout" svg:x1="18.018cm" svg:y1="12.684cm" svg:x2="18.653cm" svg:y2="13.319cm">
              <text:p/>
            </draw:line>
            <draw:line draw:style-name="gr9" draw:text-style-name="P1" draw:layer="layout" svg:x1="19.415cm" svg:y1="12.684cm" svg:x2="18.653cm" svg:y2="13.319cm">
              <text:p/>
            </draw:line>
          </draw:g>
        </draw:g>
        <draw:connector draw:style-name="gr3" draw:text-style-name="P1" draw:layer="layout" svg:x1="12.557cm" svg:y1="14.271cm" svg:x2="7.415cm" svg:y2="6.649cm" draw:start-shape="id10" svg:d="M12557 14271h-2822v-7622h-2320" svg:viewBox="0 0 5143 7623">
          <text:p/>
        </draw:connector>
        <draw:g>
          <draw:g>
            <draw:g xml:id="id6" draw:id="id6">
              <draw:custom-shape draw:style-name="gr2" draw:text-style-name="P1" xml:id="id1" draw:id="id1" draw:layer="layout" svg:width="7.493cm" svg:height="3.302cm" svg:x="1.508cm" svg:y="2.143cm">
                <text:p text:style-name="P1">uPC <text:s/>under Linux &amp; Kura</text:p>
                <text:p text:style-name="P1">(Rasbery PI or other)</text:p>
                <draw:enhanced-geometry svg:viewBox="0 0 21600 21600" draw:type="rectangle" draw:enhanced-path="M 0 0 L 21600 0 21600 21600 0 21600 0 0 Z N"/>
              </draw:custom-shape>
              <draw:frame draw:style-name="gr11" draw:layer="layout" svg:width="1.524cm" svg:height="0.962cm" svg:x="9.128cm" svg:y="2.959cm">
                <draw:text-box>
                  <text:p>eth</text:p>
                </draw:text-box>
              </draw:frame>
            </draw:g>
            <draw:frame draw:style-name="gr6" draw:layer="layout" svg:width="1.651cm" svg:height="0.962cm" svg:x="4.302cm" svg:y="5.445cm">
              <draw:text-box>
                <text:p>uart</text:p>
              </draw:text-box>
            </draw:frame>
          </draw:g>
          <draw:line draw:style-name="gr9" draw:text-style-name="P1" draw:layer="layout" svg:x1="7.477cm" svg:y1="6.715cm" svg:x2="7.477cm" svg:y2="5.445cm">
            <text:p/>
          </draw:line>
          <draw:frame draw:style-name="gr12" draw:layer="layout" svg:width="2.159cm" svg:height="0.962cm" svg:x="7.731cm" svg:y="5.572cm">
            <draw:text-box>
              <text:p>DBus</text:p>
            </draw:text-box>
          </draw:frame>
        </draw:g>
        <draw:frame draw:style-name="gr13" draw:layer="layout" svg:width="8.499cm" svg:height="1.185cm" svg:x="12.176cm" svg:y="25.638cm">
          <draw:text-box>
            <text:p><text:author-name text:fixed="false"> </text:author-name><text:span text:style-name="T2">Designed by Serhiy Povoroznyuk</text:span></text:p>
          </draw:text-box>
        </draw:frame>
      </draw:page>
      <draw:page draw:name="page2" draw:style-name="dp1" draw:master-page-name="Default">
        <draw:frame draw:style-name="gr14" draw:text-style-name="P3" draw:layer="layout" svg:width="19.59cm" svg:height="14.681cm" svg:x="1cm" svg:y="0.98cm">
          <draw:text-box>
            <text:p><text:span text:style-name="T3">Note</text:span><text:span text:style-name="T4">:</text:span></text:p>
            <text:p><text:span text:style-name="T4">1. The communication protocol between Rasberry and control devices may be based on SLIP (like WakeUp – </text:span><text:span text:style-name="T4"><text:a xlink:href="http://caxapa.ru/lib/wake/" xlink:type="simple">http://caxapa.ru/lib/wake/</text:a></text:span><text:span text:style-name="T4">). Also may be Modbus but it is more heavy.</text:span></text:p>
            <text:p><text:span text:style-name="T4"/></text:p>
            <text:p><text:span text:style-name="T4">2. Rassbery Pi can to detect new control devices and recognize their types automaticaly.</text:span></text:p>
            <text:p><text:span text:style-name="T4"/></text:p>
            <text:p><text:span text:style-name="T4">3. New types of the devices can be determinated by XML: </text:span></text:p>
            <text:p><text:span text:style-name="T4">&lt;device type=”XYZ”&gt;</text:span></text:p>
            <text:p><text:span text:style-name="T4"><text:tab/></text:span><text:span text:style-name="T4">&lt;sensors&gt;</text:span></text:p>
            <text:p><text:span text:style-name="T4"><text:tab/></text:span><text:span text:style-name="T4"><text:tab/></text:span><text:span text:style-name="T4">&lt;sensor type=”TEMP” name="1"/&gt;</text:span></text:p>
            <text:p><text:span text:style-name="T4"><text:tab/></text:span><text:span text:style-name="T4"><text:tab/></text:span><text:span text:style-name="T4">&lt;sensor type=”TEMP” name="2"/&gt;</text:span></text:p>
            <text:p><text:span text:style-name="T4"><text:tab/></text:span><text:span text:style-name="T4"><text:tab/></text:span><text:span text:style-name="T4">&lt;sensor type=”HUM”/&gt;</text:span></text:p>
            <text:p><text:span text:style-name="T4"><text:tab/></text:span><text:span text:style-name="T4">&lt;sensors/&gt;</text:span></text:p>
            <text:p><text:span text:style-name="T4"><text:tab/></text:span><text:span text:style-name="T4">&lt;controls&gt;</text:span></text:p>
            <text:p><text:span text:style-name="T4"><text:tab/></text:span><text:span text:style-name="T4"><text:tab/></text:span><text:span text:style-name="T4">&lt;control type=”MOTOR”/&gt;</text:span></text:p>
            <text:p><text:span text:style-name="T4"><text:tab/></text:span><text:span text:style-name="T4"><text:tab/></text:span><text:span text:style-name="T4">&lt;control type=”LED”&gt;</text:span></text:p>
            <text:p><text:span text:style-name="T4"><text:tab/></text:span><text:span text:style-name="T4">&lt;controls/&gt;</text:span></text:p>
            <text:p><text:span text:style-name="T4">&lt;/device&gt;</text:span></text:p>
            <text:p><text:span text:style-name="T4">&lt;!-- if element's name isn't defined name="1" by default --&gt;</text:span></text:p>
            <text:p><text:span text:style-name="T4"/></text:p>
            <text:p><text:span text:style-name="T4">4. <text:s/>Digital Humidity and Temperature Sensors for industrial variant can be from Sensirion's family: </text:span><text:span text:style-name="T4"><text:a xlink:href="http://www.sensirion.com/en/products/humidity-temperature/" xlink:type="simple">http://www.sensirion.com/en/products/humidity-temperature/</text:a></text:span></text:p>
            <text:p><text:span text:style-name="T4"/></text:p>
            <text:p><text:span text:style-name="T4">5. Remote power may be selected like PoE 48V or 12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1:06:25.750000000</meta:creation-date>
    <meta:editing-cycles>2</meta:editing-cycles>
    <meta:editing-duration>PT1M25S</meta:editing-duration>
    <dc:title>FARM LAND ARCHITECTURE</dc:title>
    <dc:subject>FARM LAND</dc:subject>
    <dc:date>2015-05-28T17:15:49.497000000</dc:date>
    <meta:generator>LibreOffice/4.2.4.2$Windows_x86 LibreOffice_project/63150712c6d317d27ce2db16eb94c2f3d7b699f8</meta:generator>
    <meta:document-statistic meta:object-count="42"/>
  </office:meta>
</office:document-meta>
</file>